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800080" draw:opacity="100%" draw:opacity-name="Transparency_20_3" draw:textarea-horizontal-align="justify" draw:textarea-vertical-align="middle" draw:auto-grow-height="false" fo:min-height="6.395cm" fo:min-width="7.048cm"/>
    </style:style>
    <style:style style:name="gr3" style:family="graphic" style:parent-style-name="standard">
      <style:graphic-properties draw:fill-color="#ffffff" draw:opacity="100%" draw:opacity-name="Transparency_20_3" draw:textarea-horizontal-align="justify" draw:textarea-vertical-align="middle" draw:auto-grow-height="false" fo:min-height="6.395cm" fo:min-width="6.149cm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vertical-align="middle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textarea-vertical-align="middle" draw:auto-grow-height="true" fo:min-height="12.494cm"/>
    </style:style>
    <style:style style:name="pr4" style:family="presentation" style:parent-style-name="Default-subtitle">
      <style:graphic-properties draw:fill-color="#ffffff" draw:textarea-vertical-align="middle" draw:auto-grow-height="true" fo:min-height="13.455cm"/>
    </style:style>
    <style:style style:name="pr5" style:family="presentation" style:parent-style-name="Default-subtitle">
      <style:graphic-properties draw:fill-color="#ffffff" draw:textarea-vertical-align="middle" draw:auto-grow-height="true" fo:min-height="14.416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text-properties fo:color="#ffffff" style:font-name="Lato Heavy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text-properties fo:color="#ffffff" style:font-name="Liberation Mono1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800080" draw:opacity="100%" draw:opacity-name="Transparency_20_3"/>
      <style:paragraph-properties fo:text-align="center"/>
    </style:style>
    <style:style style:name="P7" style:family="paragraph">
      <loext:graphic-properties draw:fill-color="#ffffff" draw:opacity="100%" draw:opacity-name="Transparency_20_3"/>
      <style:paragraph-properties fo:text-align="center"/>
    </style:style>
    <style:style style:name="P8" style:family="paragraph">
      <loext:graphic-properties draw:fill-color="#ffffff"/>
      <style:paragraph-properties fo:text-align="start"/>
      <style:text-properties fo:color="#008080" style:font-name="Liberation Mono1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color="#008080" style:font-name="Liberation Mono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ffffff"/>
      <style:paragraph-properties fo:text-align="start"/>
      <style:text-properties fo:color="#ffffff" style:font-name="Lato Heavy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style:font-name="Lato Heavy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ato Heavy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800080" style:font-name="Liberation Mono1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Liberation Mono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8080" style:font-name="Liberation Mono1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font-name="Lato Heavy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808080" style:font-name="Liberation Mono1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style:font-name="Lato Heavy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>The (dark) Art </text:span><text:span text:style-name="T1">of Type </text:span><text:span text:style-name="T1">Functions</text:span></text:p>
            <text:p><text:span text:style-name="T1"/></text:p>
            <text:p text:style-name="P1"><text:span text:style-name="T2">Petter Holmberg – C++ </text:span><text:span text:style-name="T2">Stockholm 0x11 – November </text:span><text:span text:style-name="T2">2018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2.179cm" svg:x="1.4cm" svg:y="4.914cm" presentation:class="subtitle">
          <draw:text-box>
            <text:p text:style-name="P4"><text:span text:style-name="T3">int</text:span><text:span text:style-name="T4">* </text:span><text:span text:style-name="T5">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12.179cm" svg:x="1.4cm" svg:y="4.914cm" presentation:class="subtitle">
          <draw:text-box>
            <text:p text:style-name="P4"><text:span text:style-name="T5">#define </text:span><text:span text:style-name="T4">pointer_type(</text:span><text:span text:style-name="T3">T</text:span><text:span text:style-name="T4">)</text:span><text:span text:style-name="T5"> </text:span><text:span text:style-name="T3">T</text:span><text:span text:style-name="T4">*</text:span></text:p>
            <text:p text:style-name="P4"><text:span text:style-name="T5"/></text:p>
            <text:p text:style-name="P4"><text:span text:style-name="T4">pointer_type(</text:span><text:span text:style-name="T3">int</text:span><text:span text:style-name="T4">)</text:span><text:span text:style-name="T5"> </text:span><text:span text:style-name="T5">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" draw:text-style-name="P6" draw:layer="layout" svg:width="10.672cm" svg:height="9.395cm" draw:transform="skewX (-0.0253072741539178) rotate (-0.0253072741539173) translate (14.732cm 8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9.401cm" svg:height="9.395cm" draw:transform="skewX (-0.0253072741539178) rotate (-0.0253072741539173) translate (1.4cm 8.1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25.199cm" svg:height="12.179cm" svg:x="1.4cm" svg:y="3.614cm" presentation:class="subtitle" presentation:user-transformed="true">
          <draw:text-box>
            <text:p text:style-name="P4"><text:span text:style-name="T5"><text:s text:c="10"/></text:span><text:span text:style-name="T4">pointer_type: type </text:span><text:span text:style-name="T4">→ type</text:span></text:p>
            <text:p text:style-name="P4"><text:span text:style-name="T5"/></text:p>
            <text:p text:style-name="P4"><text:span text:style-name="T5"/></text:p>
            <text:p text:style-name="P4"><text:span text:style-name="T5"><text:s text:c="6"/></text:span><text:span text:style-name="T6">Domain:</text:span><text:span text:style-name="T4"> <text:s text:c="6"/></text:span><text:span text:style-name="T4"><text:s text:c="13"/></text:span><text:span text:style-name="T6">Codomain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s text:c="4"/></text:span><text:span text:style-name="T4">int <text:s text:c="11"/></text:span><text:span text:style-name="T4"><text:s text:c="11"/>int*</text:span></text:p>
            <text:p text:style-name="P4"><text:span text:style-name="T4"><text:s text:c="4"/></text:span><text:span text:style-name="T4">double <text:s text:c="8"/></text:span><text:span text:style-name="T4"><text:s text:c="11"/>double*</text:span></text:p>
            <text:p text:style-name="P4"><text:span text:style-name="T4"><text:s text:c="4"/></text:span><text:span text:style-name="T4">vector&lt;string&gt; </text:span><text:span text:style-name="T4"><text:s text:c="11"/></text:span><text:span text:style-name="T4">vector&lt;string&gt;*</text:span></text:p>
            <text:p text:style-name="P4"><text:span text:style-name="T4"><text:s text:c="4"/></text:span><text:span text:style-name="T4">char* <text:s text:c="9"/></text:span><text:span text:style-name="T4"><text:s text:c="11"/>char**</text:span></text:p>
            <text:p text:style-name="P4"><text:span text:style-name="T4"><text:s text:c="4"/>… <text:s text:c="13"/></text:span><text:span text:style-name="T4"><text:s text:c="11"/>…</text:span><text:span text:style-name="T4">* </text:span></text:p>
          </draw:text-box>
        </draw:frame>
        <draw:line draw:style-name="gr4" draw:text-style-name="P9" draw:layer="layout" svg:x1="5.334cm" svg:y1="11.146cm" svg:x2="16.256cm" svg:y2="11.146cm">
          <text:p/>
        </draw:line>
        <draw:line draw:style-name="gr4" draw:text-style-name="P9" draw:layer="layout" svg:x1="6.858cm" svg:y1="12.162cm" svg:x2="16.256cm" svg:y2="12.162cm">
          <text:p/>
        </draw:line>
        <draw:line draw:style-name="gr4" draw:text-style-name="P9" draw:layer="layout" svg:x1="10.798cm" svg:y1="13.178cm" svg:x2="16.256cm" svg:y2="13.178cm">
          <text:p/>
        </draw:line>
        <draw:line draw:style-name="gr4" draw:text-style-name="P9" draw:layer="layout" svg:x1="6.35cm" svg:y1="14.194cm" svg:x2="16.256cm" svg:y2="14.194cm">
          <text:p/>
        </draw:line>
        <draw:line draw:style-name="gr4" draw:text-style-name="P9" draw:layer="layout" svg:x1="4.318cm" svg:y1="15.21cm" svg:x2="16.256cm" svg:y2="15.21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>
          <draw:text-box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using </text:span><text:span text:style-name="T4">pointer_type&lt;</text:span><text:span text:style-name="T3">T</text:span><text:span text:style-name="T4">&gt;</text:span><text:span text:style-name="T5"> = </text:span><text:span text:style-name="T3">T</text:span><text:span text:style-name="T4">*</text:span><text:span text:style-name="T5">;</text:span></text:p>
            <text:p text:style-name="P4"><text:span text:style-name="T5"/></text:p>
            <text:p text:style-name="P4"><text:span text:style-name="T4">pointer_type&lt;</text:span><text:span text:style-name="T3">int</text:span><text:span text:style-name="T4">&gt;</text:span><text:span text:style-name="T5"> </text:span><text:span text:style-name="T5">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2" draw:text-style-name="P6" draw:layer="layout" svg:width="10.672cm" svg:height="9.395cm" draw:transform="skewX (-0.0253072741539178) rotate (-0.0253072741539173) translate (14.732cm 8.0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9.401cm" svg:height="9.395cm" draw:transform="skewX (-0.0253072741539178) rotate (-0.0253072741539173) translate (1.4cm 8.1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8" draw:layer="layout" svg:width="25.199cm" svg:height="12.179cm" svg:x="1.4cm" svg:y="3.614cm" presentation:class="subtitle" presentation:user-transformed="true">
          <draw:text-box>
            <text:p text:style-name="P4"><text:span text:style-name="T5"><text:s text:c="11"/></text:span><text:span text:style-name="T4">value_type: type → </text:span><text:span text:style-name="T4">type</text:span></text:p>
            <text:p text:style-name="P4"><text:span text:style-name="T5"/></text:p>
            <text:p text:style-name="P4"><text:span text:style-name="T5"/></text:p>
            <text:p text:style-name="P4"><text:span text:style-name="T5"><text:s text:c="6"/></text:span><text:span text:style-name="T6">Domain:</text:span><text:span text:style-name="T4"> <text:s text:c="6"/></text:span><text:span text:style-name="T4"><text:s text:c="13"/></text:span><text:span text:style-name="T6">Codomain:</text:span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<text:s text:c="4"/></text:span><text:span text:style-name="T4">int <text:s text:c="11"/></text:span><text:span text:style-name="T4"><text:s text:c="11"/>int</text:span></text:p>
            <text:p text:style-name="P4"><text:span text:style-name="T4"><text:s text:c="4"/></text:span><text:span text:style-name="T4">double <text:s text:c="8"/></text:span><text:span text:style-name="T4"><text:s text:c="11"/>double</text:span></text:p>
            <text:p text:style-name="P4"><text:span text:style-name="T4"><text:s text:c="4"/></text:span><text:span text:style-name="T4">int* <text:s text:c="10"/></text:span><text:span text:style-name="T4"><text:s text:c="11"/>int</text:span></text:p>
            <text:p text:style-name="P4"><text:span text:style-name="T4"><text:s text:c="4"/></text:span><text:span text:style-name="T4">char** <text:s text:c="8"/></text:span><text:span text:style-name="T4"><text:s text:c="11"/>char*</text:span></text:p>
            <text:p text:style-name="P4"><text:span text:style-name="T4"><text:s text:c="4"/>… <text:s text:c="13"/></text:span><text:span text:style-name="T4"><text:s text:c="11"/>… </text:span></text:p>
          </draw:text-box>
        </draw:frame>
        <draw:line draw:style-name="gr4" draw:text-style-name="P9" draw:layer="layout" svg:x1="5.334cm" svg:y1="11.146cm" svg:x2="16.256cm" svg:y2="11.146cm">
          <text:p/>
        </draw:line>
        <draw:line draw:style-name="gr4" draw:text-style-name="P9" draw:layer="layout" svg:x1="6.858cm" svg:y1="12.162cm" svg:x2="16.256cm" svg:y2="12.162cm">
          <text:p/>
        </draw:line>
        <draw:line draw:style-name="gr4" draw:text-style-name="P9" draw:layer="layout" svg:x1="5.842cm" svg:y1="13.208cm" svg:x2="16.256cm" svg:y2="13.178cm">
          <text:p/>
        </draw:line>
        <draw:line draw:style-name="gr4" draw:text-style-name="P9" draw:layer="layout" svg:x1="6.858cm" svg:y1="14.194cm" svg:x2="16.256cm" svg:y2="14.194cm">
          <text:p/>
        </draw:line>
        <draw:line draw:style-name="gr4" draw:text-style-name="P9" draw:layer="layout" svg:x1="4.318cm" svg:y1="15.21cm" svg:x2="16.256cm" svg:y2="15.21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struct </text:span><text:span text:style-name="T4">value_type_traits</text:span></text:p>
            <text:p text:style-name="P4"><text:span text:style-name="T5">{</text:span></text:p>
            <text:p text:style-name="P4"><text:span text:style-name="T5"><text:s text:c="4"/></text:span><text:span text:style-name="T5">using </text:span><text:span text:style-name="T3">type</text:span><text:span text:style-name="T5"> = </text:span><text:span text:style-name="T3">T</text:span><text:span text:style-name="T5">;</text:span></text:p>
            <text:p text:style-name="P4"><text:span text:style-name="T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3">int</text:span><text:span text:style-name="T5"> 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5">typename </text:span><text:span text:style-name="T4">value_type_traits&lt;</text:span><text:span text:style-name="T3">int</text:span><text:span text:style-name="T4">&gt;::type</text:span><text:span text:style-name="T5"> 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7">// Alias template </text:span><text:span text:style-name="T7">for simpler syntax</text:span></text:p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using </text:span><text:span text:style-name="T4">value_type</text:span><text:span text:style-name="T5"> = </text:span></text:p>
            <text:p text:style-name="P4"><text:span text:style-name="T5"><text:s text:c="4"/></text:span><text:span text:style-name="T5">typename </text:span><text:span text:style-name="T4">value_type_traits&lt;</text:span><text:span text:style-name="T3">T</text:span><text:span text:style-name="T4">&gt;::type</text:span><text:span text:style-name="T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1" draw:layer="layout" svg:width="25.199cm" svg:height="12.179cm" svg:x="1.4cm" svg:y="4.914cm" presentation:class="subtitle" presentation:user-transformed="true">
          <draw:text-box>
            <text:p text:style-name="P4"><text:span text:style-name="T4">value_type&lt;</text:span><text:span text:style-name="T3">int</text:span><text:span text:style-name="T4">&gt;</text:span><text:span text:style-name="T5"> x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2.494cm" svg:x="1.4cm" svg:y="4.757cm" presentation:class="subtitle" presentation:user-transformed="true">
          <draw:text-box>
            <text:p text:style-name="P4"><text:span text:style-name="T7">// Default version</text:span></text:p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struct </text:span><text:span text:style-name="T4">value_type_traits</text:span></text:p>
            <text:p text:style-name="P4"><text:span text:style-name="T5">{</text:span></text:p>
            <text:p text:style-name="P4"><text:span text:style-name="T5"><text:s text:c="4"/></text:span><text:span text:style-name="T5">using </text:span><text:span text:style-name="T3">type</text:span><text:span text:style-name="T5"> = </text:span><text:span text:style-name="T3">T</text:span><text:span text:style-name="T5">;</text:span></text:p>
            <text:p text:style-name="P4"><text:span text:style-name="T5">};</text:span></text:p>
            <text:p text:style-name="P4"><text:span text:style-name="T5"/></text:p>
            <text:p text:style-name="P4"><text:span text:style-name="T7">// Specialization </text:span><text:span text:style-name="T7">for pointers</text:span></text:p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struct </text:span><text:span text:style-name="T4">value_type_traits&lt;</text:span><text:span text:style-name="T4">pointer_type&lt;</text:span><text:span text:style-name="T3">T</text:span><text:span text:style-name="T4">&gt;&gt;</text:span></text:p>
            <text:p text:style-name="P4"><text:span text:style-name="T5">{</text:span></text:p>
            <text:p text:style-name="P4"><text:span text:style-name="T5"><text:s text:c="4"/></text:span><text:span text:style-name="T5">using </text:span><text:span text:style-name="T3">type</text:span><text:span text:style-name="T5"> = </text:span><text:span text:style-name="T3">T</text:span><text:span text:style-name="T5">;</text:span></text:p>
            <text:p text:style-name="P4"><text:span text:style-name="T5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12.494cm" svg:x="1.401cm" svg:y="4.758cm" presentation:class="subtitle" presentation:user-transformed="true">
          <draw:text-box>
            <text:p text:style-name="P4"><text:span text:style-name="T5">template &lt;typename </text:span><text:span text:style-name="T3">InputIt</text:span><text:span text:style-name="T5">, typename </text:span><text:span text:style-name="T3">T</text:span><text:span text:style-name="T5">&gt;</text:span></text:p>
            <text:p text:style-name="P4"><text:span text:style-name="T5">constexpr auto</text:span></text:p>
            <text:p text:style-name="P4"><text:span text:style-name="T4">find(</text:span><text:span text:style-name="T3">InputIt</text:span><text:span text:style-name="T5"> </text:span><text:span text:style-name="T5">first, </text:span><text:span text:style-name="T3">InputIt</text:span><text:span text:style-name="T5"> </text:span><text:span text:style-name="T5">last, </text:span><text:span text:style-name="T3">T</text:span><text:span text:style-name="T5"> const&amp; </text:span><text:span text:style-name="T5">value</text:span><text:span text:style-name="T4">)</text:span></text:p>
            <text:p text:style-name="P4"><text:span text:style-name="T5">-&gt; </text:span><text:span text:style-name="T3">InputIt</text:span></text:p>
            <text:p text:style-name="P4"><text:span text:style-name="T5">{</text:span></text:p>
            <text:p text:style-name="P4"><text:span text:style-name="T5"><text:s text:c="4"/></text:span><text:span text:style-name="T5">while (first !</text:span><text:span text:style-name="T5">= last)</text:span></text:p>
            <text:p text:style-name="P4"><text:span text:style-name="T5"><text:s text:c="4"/></text:span><text:span text:style-name="T5">{</text:span></text:p>
            <text:p text:style-name="P4"><text:span text:style-name="T5"><text:s text:c="8"/></text:span><text:span text:style-name="T5">if (*first </text:span><text:span text:style-name="T5">== value) break;</text:span></text:p>
            <text:p text:style-name="P4"><text:span text:style-name="T5"><text:s text:c="8"/></text:span><text:span text:style-name="T5">++first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5">return first;</text:span></text:p>
            <text:p text:style-name="P4"><text:span text:style-name="T5">} 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3.455cm" svg:x="1.401cm" svg:y="4.278cm" presentation:class="subtitle" presentation:user-transformed="true">
          <draw:text-box>
            <text:p text:style-name="P4"><text:span text:style-name="T5">template &lt;typename </text:span><text:span text:style-name="T3">InputIt</text:span><text:span text:style-name="T5">&gt;</text:span></text:p>
            <text:p text:style-name="P4"><text:span text:style-name="T5">constexpr auto</text:span></text:p>
            <text:p text:style-name="P4"><text:span text:style-name="T4">find(</text:span><text:span text:style-name="T3">InputIt</text:span><text:span text:style-name="T5"> </text:span><text:span text:style-name="T5">first, </text:span><text:span text:style-name="T3">InputIt</text:span><text:span text:style-name="T5"> </text:span><text:span text:style-name="T5">last,</text:span></text:p>
            <text:p text:style-name="P4"><text:span text:style-name="T5"><text:s text:c="5"/></text:span><text:span text:style-name="T4">value_type&lt;</text:span><text:span text:style-name="T3">InputIt</text:span><text:span text:style-name="T4">&gt;</text:span><text:span text:style-name="T5"> const&amp; value</text:span><text:span text:style-name="T4">)</text:span></text:p>
            <text:p text:style-name="P4"><text:span text:style-name="T5">-&gt; </text:span><text:span text:style-name="T3">InputIt</text:span></text:p>
            <text:p text:style-name="P4"><text:span text:style-name="T5">{</text:span></text:p>
            <text:p text:style-name="P4"><text:span text:style-name="T5"><text:s text:c="4"/></text:span><text:span text:style-name="T5">while (first !</text:span><text:span text:style-name="T5">= last)</text:span></text:p>
            <text:p text:style-name="P4"><text:span text:style-name="T5"><text:s text:c="4"/></text:span><text:span text:style-name="T5">{</text:span></text:p>
            <text:p text:style-name="P4"><text:span text:style-name="T5"><text:s text:c="8"/></text:span><text:span text:style-name="T5">if (*first </text:span><text:span text:style-name="T5">== value) break;</text:span></text:p>
            <text:p text:style-name="P4"><text:span text:style-name="T5"><text:s text:c="8"/></text:span><text:span text:style-name="T5">++first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5">return first;</text:span></text:p>
            <text:p text:style-name="P4"><text:span text:style-name="T5">} 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25.199cm" svg:height="14.416cm" svg:x="1.401cm" svg:y="3.797cm" presentation:class="subtitle" presentation:user-transformed="true">
          <draw:text-box>
            <text:p text:style-name="P4"><text:span text:style-name="T7">// Default version</text:span></text:p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constexpr auto</text:span></text:p>
            <text:p text:style-name="P4"><text:span text:style-name="T4">load(</text:span><text:span text:style-name="T3">T</text:span><text:span text:style-name="T5"> const&amp; </text:span><text:span text:style-name="T5">value</text:span><text:span text:style-name="T4">)</text:span><text:span text:style-name="T5"> -&gt; </text:span><text:span text:style-name="T3">T</text:span><text:span text:style-name="T5"> const&amp;</text:span></text:p>
            <text:p text:style-name="P4"><text:span text:style-name="T5">{</text:span></text:p>
            <text:p text:style-name="P4"><text:span text:style-name="T5"><text:s text:c="4"/></text:span><text:span text:style-name="T5">return value;</text:span></text:p>
            <text:p text:style-name="P4"><text:span text:style-name="T5">}</text:span></text:p>
            <text:p text:style-name="P4"><text:span text:style-name="T5"/></text:p>
            <text:p text:style-name="P4"><text:span text:style-name="T7">// Specialization </text:span><text:span text:style-name="T7">for pointers</text:span></text:p>
            <text:p text:style-name="P4"><text:span text:style-name="T5">template &lt;typename </text:span><text:span text:style-name="T3">T</text:span><text:span text:style-name="T5">&gt;</text:span></text:p>
            <text:p text:style-name="P4"><text:span text:style-name="T5">constexpr auto</text:span></text:p>
            <text:p text:style-name="P4"><text:span text:style-name="T4">load(pointer_type&lt;</text:span><text:span text:style-name="T3">T</text:span><text:span text:style-name="T4">&gt;</text:span><text:span text:style-name="T5"> value</text:span><text:span text:style-name="T4">)</text:span><text:span text:style-name="T5"> -&gt; </text:span><text:span text:style-name="T3">T</text:span><text:span text:style-name="T5"> </text:span><text:span text:style-name="T5">const&amp;</text:span></text:p>
            <text:p text:style-name="P4"><text:span text:style-name="T5">{</text:span></text:p>
            <text:p text:style-name="P4"><text:span text:style-name="T5"><text:s text:c="4"/></text:span><text:span text:style-name="T5">return *value;</text:span></text:p>
            <text:p text:style-name="P4"><text:span text:style-name="T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3.455cm" svg:x="1.401cm" svg:y="4.278cm" presentation:class="subtitle" presentation:user-transformed="true">
          <draw:text-box>
            <text:p text:style-name="P4"><text:span text:style-name="T5">template &lt;typename </text:span><text:span text:style-name="T3">InputIt</text:span><text:span text:style-name="T5">&gt;</text:span></text:p>
            <text:p text:style-name="P4"><text:span text:style-name="T5">constexpr auto</text:span></text:p>
            <text:p text:style-name="P4"><text:span text:style-name="T4">find(</text:span><text:span text:style-name="T3">InputIt</text:span><text:span text:style-name="T5"> </text:span><text:span text:style-name="T5">first, </text:span><text:span text:style-name="T3">InputIt</text:span><text:span text:style-name="T5"> </text:span><text:span text:style-name="T5">last,</text:span></text:p>
            <text:p text:style-name="P4"><text:span text:style-name="T5"><text:s text:c="5"/></text:span><text:span text:style-name="T4">value_type&lt;</text:span><text:span text:style-name="T3">InputIt</text:span><text:span text:style-name="T4">&gt;</text:span><text:span text:style-name="T5"> const&amp; value</text:span><text:span text:style-name="T4">)</text:span></text:p>
            <text:p text:style-name="P4"><text:span text:style-name="T5">-&gt; </text:span><text:span text:style-name="T3">InputIt</text:span></text:p>
            <text:p text:style-name="P4"><text:span text:style-name="T5">{</text:span></text:p>
            <text:p text:style-name="P4"><text:span text:style-name="T5"><text:s text:c="4"/></text:span><text:span text:style-name="T5">while (first !</text:span><text:span text:style-name="T5">= last)</text:span></text:p>
            <text:p text:style-name="P4"><text:span text:style-name="T5"><text:s text:c="4"/></text:span><text:span text:style-name="T5">{</text:span></text:p>
            <text:p text:style-name="P4"><text:span text:style-name="T5"><text:s text:c="8"/></text:span><text:span text:style-name="T5">if (*first </text:span><text:span text:style-name="T5">== value) break;</text:span></text:p>
            <text:p text:style-name="P4"><text:span text:style-name="T5"><text:s text:c="8"/></text:span><text:span text:style-name="T5">++first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5">return first;</text:span></text:p>
            <text:p text:style-name="P4"><text:span text:style-name="T5">} 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5.199cm" svg:height="13.455cm" svg:x="1.401cm" svg:y="4.278cm" presentation:class="subtitle" presentation:user-transformed="true">
          <draw:text-box>
            <text:p text:style-name="P4"><text:span text:style-name="T5">template &lt;typename </text:span><text:span text:style-name="T3">InputIt</text:span><text:span text:style-name="T5">&gt;</text:span></text:p>
            <text:p text:style-name="P4"><text:span text:style-name="T5">constexpr auto</text:span></text:p>
            <text:p text:style-name="P4"><text:span text:style-name="T4">find(</text:span><text:span text:style-name="T3">InputIt</text:span><text:span text:style-name="T5"> </text:span><text:span text:style-name="T5">first, </text:span><text:span text:style-name="T3">InputIt</text:span><text:span text:style-name="T5"> </text:span><text:span text:style-name="T5">last,</text:span></text:p>
            <text:p text:style-name="P4"><text:span text:style-name="T5"><text:s text:c="5"/></text:span><text:span text:style-name="T4">value_type&lt;</text:span><text:span text:style-name="T3">InputIt</text:span><text:span text:style-name="T4">&gt;</text:span><text:span text:style-name="T5"> const&amp; value</text:span><text:span text:style-name="T4">)</text:span></text:p>
            <text:p text:style-name="P4"><text:span text:style-name="T5">-&gt; </text:span><text:span text:style-name="T3">InputIt</text:span></text:p>
            <text:p text:style-name="P4"><text:span text:style-name="T5">{</text:span></text:p>
            <text:p text:style-name="P4"><text:span text:style-name="T5"><text:s text:c="4"/></text:span><text:span text:style-name="T5">while (first !</text:span><text:span text:style-name="T5">= last)</text:span></text:p>
            <text:p text:style-name="P4"><text:span text:style-name="T5"><text:s text:c="4"/></text:span><text:span text:style-name="T5">{</text:span></text:p>
            <text:p text:style-name="P4"><text:span text:style-name="T5"><text:s text:c="8"/></text:span><text:span text:style-name="T5">if </text:span><text:span text:style-name="T5">(</text:span><text:span text:style-name="T4">load(</text:span><text:span text:style-name="T5">first</text:span><text:span text:style-name="T4">)</text:span><text:span text:style-name="T5"> == </text:span><text:span text:style-name="T5">value) break;</text:span></text:p>
            <text:p text:style-name="P4"><text:span text:style-name="T5"><text:s text:c="8"/></text:span><text:span text:style-name="T5">++first;</text:span></text:p>
            <text:p text:style-name="P4"><text:span text:style-name="T5"><text:s text:c="4"/></text:span><text:span text:style-name="T5">}</text:span></text:p>
            <text:p text:style-name="P4"><text:span text:style-name="T5"><text:s text:c="4"/></text:span><text:span text:style-name="T5">return first;</text:span></text:p>
            <text:p text:style-name="P4"><text:span text:style-name="T5">} </text:span></text:p>
            <text:p text:style-name="P4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12.179cm" svg:x="1.401cm" svg:y="4.915cm" presentation:class="subtitle" presentation:user-transformed="true">
          <draw:text-box>
            <text:p text:style-name="P4"><text:span text:style-name="T5">static_assert(</text:span><text:span text:style-name="T4">find</text:span><text:span text:style-name="T4">(</text:span><text:span text:style-name="T5">1, 11, 5</text:span><text:span text:style-name="T4">)</text:span><text:span text:style-name="T5"> == 5);</text:span></text:p>
            <text:p text:style-name="P4"><text:span text:style-name="T5"/></text:p>
            <text:p text:style-name="P4"><text:span text:style-name="T5">static_assert(</text:span><text:span text:style-name="T4">find</text:span><text:span text:style-name="T4">(</text:span><text:span text:style-name="T5">1, 11, 15</text:span><text:span text:style-name="T4">)</text:span><text:span text:style-name="T5"> == </text:span><text:span text:style-name="T5">11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12.179cm" svg:x="1.401cm" svg:y="4.915cm" presentation:class="subtitle" presentation:user-transformed="true">
          <draw:text-box>
            <text:p text:style-name="P4"><text:span text:style-name="T7">// Find first </text:span><text:span text:style-name="T7">number matching </text:span><text:span text:style-name="T7">my_predicate</text:span></text:p>
            <text:p text:style-name="P4"><text:span text:style-name="T4">find_if(</text:span><text:span text:style-name="T5">1, 11, </text:span><text:span text:style-name="T5">my_predicate</text:span><text:span text:style-name="T4">)</text:span><text:span text:style-name="T5">;</text:span></text:p>
            <text:p text:style-name="P4"><text:span text:style-name="T5"/></text:p>
            <text:p text:style-name="P4"><text:span text:style-name="T7">// Fill my_array </text:span><text:span text:style-name="T7">with the numbers 1 </text:span><text:span text:style-name="T7">to 10</text:span></text:p>
            <text:p text:style-name="P4"><text:span text:style-name="T4">copy(</text:span><text:span text:style-name="T5">1, 11, </text:span><text:span text:style-name="T5">my_array</text:span><text:span text:style-name="T4">)</text:span><text:span text:style-name="T5">;</text:span></text:p>
            <text:p text:style-name="P4"><text:span text:style-name="T5"/></text:p>
            <text:p text:style-name="P4"><text:span text:style-name="T7">// Print the </text:span><text:span text:style-name="T7">numbers 1 to 10</text:span></text:p>
            <text:p text:style-name="P4"><text:span text:style-name="T4">for_each(</text:span><text:span text:style-name="T5">1, 11, []</text:span><text:span text:style-name="T5">(</text:span><text:span text:style-name="T3">int</text:span><text:span text:style-name="T5"> x){ cout &lt;&lt; x </text:span><text:span text:style-name="T5">&lt;&lt; ‘\n’; }</text:span><text:span text:style-name="T4">)</text:span><text:span text:style-name="T5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12.179cm" svg:x="1.4cm" svg:y="4.914cm" presentation:class="subtitle" presentation:user-transformed="true">
          <draw:text-box>
            <text:p text:style-name="P4"><text:span text:style-name="T6">Type functions are </text:span><text:span text:style-name="T8">just </text:span><text:span text:style-name="T8">normal functions</text:span><text:span text:style-name="T6">!</text:span></text:p>
            <text:p text:style-name="P4"><text:span text:style-name="T6"/></text:p>
            <text:p text:style-name="P4"><text:span text:style-name="T6">Built into the core </text:span><text:span text:style-name="T6">language syntax, </text:span><text:span text:style-name="T6">provided by the standard </text:span><text:span text:style-name="T6">library (see </text:span><text:span text:style-name="T4">&lt;type_traits&gt;</text:span><text:span text:style-name="T6"> header </text:span><text:span text:style-name="T6">for more examples)</text:span></text:p>
            <text:p text:style-name="P4"><text:span text:style-name="T6"/></text:p>
            <text:p text:style-name="P4"><text:span text:style-name="T6">Hack your own using </text:span><text:span text:style-name="T6">traits classes and alias </text:span><text:span text:style-name="T6">templates</text:span></text:p>
            <text:p text:style-name="P4"><text:span text:style-name="T6"/></text:p>
            <text:p text:style-name="P4"><text:span text:style-name="T6">JTC1/SC22/WG21 </text:span><text:span text:style-name="T6">paper: </text:span><text:span text:style-name="T2">“Type functions </text:span><text:span text:style-name="T2">and beyond”</text:span><text:span text:style-name="T6"> [P0844R0] - </text:span><text:span text:style-name="T2">J. Monnon</text:span></text:p>
            <text:p text:style-name="P4"><text:span text:style-name="T6"/></text:p>
            <text:p text:style-name="P4"><text:span text:style-name="T6">With C++20 concepts </text:span><text:span text:style-name="T6">and constraints you’ll </text:span><text:span text:style-name="T6">need them all the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ato Heavy" svg:font-family="'Lato Heavy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6:28:54.638127179</meta:creation-date>
    <dc:date>2018-11-18T20:56:24.082857412</dc:date>
    <meta:editing-duration>P9DT2H56M12S</meta:editing-duration>
    <meta:editing-cycles>108</meta:editing-cycles>
    <meta:generator>LibreOffice/5.1.6.2$Linux_X86_64 LibreOffice_project/10m0$Build-2</meta:generator>
    <meta:document-statistic meta:object-count="95"/>
  </office:meta>
</office:document-meta>
</file>